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fo:font-weight="bold" style:font-weight-asian="bold" style:font-weight-complex="bold"/>
    </style:style>
    <style:style style:name="P2" style:family="paragraph" style:parent-style-name="Standard">
      <style:text-properties fo:language="es" fo:country="ES" fo:font-weight="bold" officeooo:paragraph-rsid="00155160" style:font-weight-asian="bold" style:font-weight-complex="bold"/>
    </style:style>
    <style:style style:name="P3" style:family="paragraph" style:parent-style-name="Standard">
      <style:text-properties fo:language="es" fo:country="ES" fo:font-weight="normal" officeooo:paragraph-rsid="00155160" style:font-weight-asian="normal" style:font-weight-complex="normal"/>
    </style:style>
    <style:style style:name="P4" style:family="paragraph" style:parent-style-name="Standard">
      <style:text-properties fo:font-weight="normal" officeooo:paragraph-rsid="00155160" style:font-weight-asian="normal" style:font-weight-complex="normal"/>
    </style:style>
    <style:style style:name="P5" style:family="paragraph" style:parent-style-name="Text_20_body">
      <style:text-properties fo:language="es" fo:country="ES" fo:font-weight="bold" officeooo:paragraph-rsid="0015e41f" style:font-weight-asian="bold" style:font-weight-complex="bold"/>
    </style:style>
    <style:style style:name="P6" style:family="paragraph" style:parent-style-name="Text_20_body">
      <style:text-properties fo:language="es" fo:country="ES" officeooo:paragraph-rsid="0015e41f"/>
    </style:style>
    <style:style style:name="P7" style:family="paragraph" style:parent-style-name="Text_20_body">
      <style:text-properties fo:language="es" fo:country="ES"/>
    </style:style>
    <style:style style:name="T1" style:family="text">
      <style:text-properties fo:language="es" fo:country="E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CIÓN CraftMAPShip: Mapa Colaborativo de Artesanías y Oficios</text:p>
      <text:p text:style-name="P1"/>
      <text:p text:style-name="P2">Datos variación población entre 2014 y 2023</text:p>
      <text:p text:style-name="P3">Formato: Shapefile</text:p>
      <text:p text:style-name="P3">Fuente: Miteco</text:p>
      <text:p text:style-name="P4"><text:span text:style-name="T1">Enlace: </text:span><text:a xlink:type="simple" xlink:href="https://www.miteco.gob.es/es/cartografia-y-sig/ide/descargas/reto-demografico/datos-demograficos.html" text:style-name="Internet_20_link" text:visited-style-name="Visited_20_Internet_20_Link"><text:span text:style-name="T1">https://www.miteco.gob.es/es/cartografia-y-sig/ide/descargas/reto-demografico/datos-demograficos.html</text:span></text:a></text:p>
      <text:p text:style-name="P3"/>
      <text:p text:style-name="P2">Datos artesanos Bizkaia</text:p>
      <text:p text:style-name="P3">Formato: Depende de nosotros, haremos WebScraping</text:p>
      <text:p text:style-name="P4"><text:span text:style-name="T1">Enlace: </text:span><text:a xlink:type="simple" xlink:href="https://apli.bizkaia.net/apps/danok/at/castellano/ca_lista.asp" text:style-name="Internet_20_link" text:visited-style-name="Visited_20_Internet_20_Link"><text:span text:style-name="T1">https://apli.bizkaia.net/apps/danok/at/castellano/ca_lista.asp</text:span></text:a></text:p>
      <text:p text:style-name="P3"/>
      <text:p text:style-name="P3"/>
      <text:p text:style-name="P5">Scripts de Proceso: </text:p>
      <text:p text:style-name="P6">• scraping_artesanos.py, bizkaya.py, bizkaya_detalle.py: Explican cómo se extrajeron los datos originales. </text:p>
      <text:p text:style-name="P6">• Limpieza_agrupacion.py: Muestra el proceso de limpieza, transformación y agrupación de los datos. </text:p>
      <text:p text:style-name="P5">Archivos de Datos (para mostrar el flujo): </text:p>
      <text:p text:style-name="P6">• artesanos_bizkaia.csv: El resultado inicial del scraping (datos en crudo). </text:p>
      <text:p text:style-name="P6">• oficios_geocodificados.csv: El conjunto de datos intermedio, después de añadir la geolocalización. </text:p>
      <text:p text:style-name="P6">• artesanos_por_pueblo.csv: El archivo final con los datos limpios y agregados. Estos archivos proporcionan una visión completa del ciclo de vida del proyecto, desde la obtención de los datos hasta el resultado final.</text:p>
      <text:p text:style-name="P7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Carlito" fo:font-size="12pt" fo:language="es" fo:country="E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Carlito" fo:font-size="12pt" fo:language="es" fo:country="E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1965in" style:contextual-spacing="false" fo:keep-with-next="always"/>
      <style:text-properties style:font-name="Carlito1" fo:font-family="Carlito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Carlito" fo:font-family="Carlito" style:font-family-generic="roman" style:font-pitch="variable" fo:font-size="24pt" fo:font-weight="bold" style:font-name-asian="Noto Serif SC" style:font-family-asian="'Noto Serif SC'" style:font-family-generic-asian="system" style:font-pitch-asian="variable" style:font-size-asian="24pt" style:font-weight-asian="bold" style:font-name-complex="Noto Sans" style:font-family-complex="'Noto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4T19:29:13.823753300</meta:creation-date>
    <dc:date>2025-11-15T16:05:26.150738915</dc:date>
    <meta:editing-duration>PT9M25S</meta:editing-duration>
    <meta:editing-cycles>4</meta:editing-cycles>
    <meta:generator>Collabora_Office/25.04.6.2$Linux_X86_64 LibreOffice_project/a0121119948a9a89f4c699cd4550f9ddb2ec577a</meta:generator>
    <meta:document-statistic meta:table-count="0" meta:image-count="0" meta:object-count="0" meta:page-count="1" meta:paragraph-count="15" meta:word-count="121" meta:character-count="1060" meta:non-whitespace-character-count="948"/>
  </office:meta>
</office:document-meta>
</file>